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n>0</mn>
            <mrow>
              <mspace width="0.5em"/>
              <mo stretchy="false">=</mo>
              <mspace width="0.5em"/>
            </mrow>
            <mi mathvariant="normal">Δ</mi>
            <mi mathvariant="normal">Φ</mi>
            <mrow>
              <mo fence="true" stretchy="false">(</mo>
              <mrow>
                <mrow>
                  <mi>r</mi>
                  <mi>,</mi>
                  <mi mathvariant="normal">ϑ</mi>
                  <mi>,</mi>
                  <mi mathvariant="normal">ϕ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row>
                  <mi>l</mi>
                  <mi>,</mi>
                  <mi>m</mi>
                </mrow>
              </munder>
              <mrow>
                <mo fence="true" stretchy="true">{</mo>
                <mrow>
                  <mrow>
                    <mfrac>
                      <mn>1</mn>
                      <msup>
                        <mi>r</mi>
                        <mn>2</mn>
                      </msup>
                    </mfrac>
                    <mfrac>
                      <mtext>d</mtext>
                      <mrow>
                        <mtext>d</mtext>
                        <mi>r</mi>
                      </mrow>
                    </mfrac>
                    <mrow>
                      <mo fence="true" stretchy="true">(</mo>
                      <mrow>
                        <mrow>
                          <msup>
                            <mi>r</mi>
                            <mn>2</mn>
                          </msup>
                          <mfrac>
                            <mrow>
                              <mtext>d</mtext>
                              <mi>R</mi>
                            </mrow>
                            <mrow>
                              <mtext>d</mtext>
                              <mi>r</mi>
                            </mrow>
                          </mfrac>
                        </mrow>
                      </mrow>
                      <mo fence="true" stretchy="true">)</mo>
                    </mrow>
                    <mrow>
                      <mspace width="0.5em"/>
                      <mo stretchy="false">+</mo>
                      <mspace width="0.5em"/>
                    </mrow>
                    <mfrac>
                      <mi>R</mi>
                      <msup>
                        <mi>r</mi>
                        <mn>2</mn>
                      </msup>
                    </mfrac>
                    <msub>
                      <mi mathvariant="normal">Δ</mi>
                      <mrow>
                        <mi mathvariant="normal">ϑ</mi>
                        <mi>,</mi>
                        <mi mathvariant="normal">ϕ</mi>
                      </mrow>
                    </msub>
                  </mrow>
                </mrow>
                <mo fence="true" stretchy="true">}</mo>
              </mrow>
            </mrow>
            <msub>
              <mi>Y</mi>
              <mi mathvariant="italic">lm</mi>
            </msub>
            <mrow>
              <mo fence="true" stretchy="false">(</mo>
              <mrow>
                <mrow>
                  <mi mathvariant="normal">ϑ</mi>
                  <mi>,</mi>
                  <mi mathvariant="normal">ϕ</mi>
                </mrow>
              </mrow>
              <mo fence="true" stretchy="false">)</mo>
            </mrow>
            <mrow>
              <mspace width="0.5em"/>
              <mo stretchy="false">=</mo>
              <mspace/>
            </mrow>
          </mrow>
        </mtd>
      </mtr>
      <mtr>
        <mtd>
          <mrow/>
        </mtd>
      </mtr>
      <mtr>
        <mtd>
          <mrow>
            <mrow>
              <mspace width="34.5em"/>
              <mo stretchy="false">=</mo>
              <mspace width="0.5em"/>
            </mrow>
            <mrow>
              <munder>
                <mo stretchy="false">∑</mo>
                <mrow>
                  <mi>l</mi>
                  <mi>,</mi>
                  <mi>m</mi>
                </mrow>
              </munder>
              <mrow>
                <mo fence="true" stretchy="true">{</mo>
                <mrow>
                  <mrow>
                    <mfrac>
                      <mn>1</mn>
                      <msup>
                        <mi>r</mi>
                        <mn>2</mn>
                      </msup>
                    </mfrac>
                    <mfrac>
                      <mtext>d</mtext>
                      <mrow>
                        <mtext>d</mtext>
                        <mi>r</mi>
                      </mrow>
                    </mfrac>
                    <mrow>
                      <mo fence="true" stretchy="true">(</mo>
                      <mrow>
                        <mrow>
                          <msup>
                            <mi>r</mi>
                            <mn>2</mn>
                          </msup>
                          <mfrac>
                            <mrow>
                              <mtext>d</mtext>
                              <mi>R</mi>
                            </mrow>
                            <mrow>
                              <mtext>d</mtext>
                              <mi>r</mi>
                            </mrow>
                          </mfrac>
                        </mrow>
                      </mrow>
                      <mo fence="true" stretchy="true">)</mo>
                    </mrow>
                    <mrow>
                      <mspace width="0.5em"/>
                      <mo stretchy="false">−</mo>
                      <mspace width="0.5em"/>
                    </mrow>
                    <mfrac>
                      <mrow>
                        <mi>l</mi>
                        <mrow>
                          <mo fence="true" stretchy="false">(</mo>
                          <mrow>
                            <mrow>
                              <mi>l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sup>
                        <mi>r</mi>
                        <mn>2</mn>
                      </msup>
                    </mfrac>
                    <mi>R</mi>
                  </mrow>
                </mrow>
                <mo fence="true" stretchy="true">}</mo>
              </mrow>
            </mrow>
            <msub>
              <mi>Y</mi>
              <mi mathvariant="italic">lm</mi>
            </msub>
            <mrow>
              <mo fence="true" stretchy="false">(</mo>
              <mrow>
                <mrow>
                  <mi mathvariant="normal">ϑ</mi>
                  <mi>,</mi>
                  <mi mathvariant="normal">ϕ</mi>
                </mrow>
              </mrow>
              <mo fence="true" stretchy="false">)</mo>
            </mrow>
          </mrow>
        </mtd>
      </mtr>
    </mtable>
    <annotation encoding="StarMath 5.0">0 `=` %DELTA %iPHI ( r , %ivartheta , %iphi ) `=`
sum from { l,m } left lbrace 1 over r^2 {alignc "d" over {"d" r}} left ( r^2 {alignc {"d" R} over {"d" r}} right ) `+`
R over r^2 %DELTA_{  %ivartheta , %iphi }
right rbrace Y_lm (  %ivartheta , %iphi ) `=` newline newline
~~~~~~~~~~~~~~~~~
`=` sum from { l,m } left lbrace 1 over r^2 {alignc "d" over {"d" r}} left ( r^2 {alignc {"d" R} over {"d" r}} right ) `-`
{l (l+1)} over r^2 R 
right rbrace Y_lm (  %ivartheta , %iphi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7:01:08.151000000</meta:creation-date>
    <meta:generator>LibreOffice/4.2.4.2$Windows_x86 LibreOffice_project/63150712c6d317d27ce2db16eb94c2f3d7b699f8</meta:generator>
  </office:meta>
</office:document-meta>
</file>